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marker-end="Dimension_20_Lines" draw:fill="solid" draw:fill-color="#dddddd" draw:textarea-horizontal-align="justify" draw:textarea-vertical-align="middle" draw:auto-grow-height="false" fo:min-height="0.512cm" fo:min-width="0.262cm"/>
    </style:style>
    <style:style style:name="gr2" style:family="graphic" style:parent-style-name="standard">
      <style:graphic-properties draw:fill="solid" draw:fill-color="#dddddd" draw:textarea-horizontal-align="justify" draw:textarea-vertical-align="middle" draw:auto-grow-height="false" fo:min-height="0.512cm" fo:min-width="0.262cm"/>
    </style:style>
    <style:style style:name="gr3" style:family="graphic" style:parent-style-name="standard">
      <style:graphic-properties draw:fill="none" draw:fill-color="#b2b2b2" draw:opacity="50%" draw:textarea-horizontal-align="justify" draw:textarea-vertical-align="middle" draw:auto-grow-height="false" fo:min-height="0.512cm" fo:min-width="0.26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51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352cm"/>
    </style:style>
    <style:style style:name="gr6" style:family="graphic" style:parent-style-name="standard">
      <style:graphic-properties draw:fill="none" draw:textarea-horizontal-align="justify" draw:textarea-vertical-align="middle" draw:auto-grow-height="false" fo:min-height="0.512cm" fo:min-width="0.262cm"/>
    </style:style>
    <style:style style:name="gr7" style:family="graphic" style:parent-style-name="standard">
      <style:graphic-properties draw:fill="none" draw:textarea-vertical-align="middle" draw:auto-grow-height="false" fo:min-height="3.988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526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534cm"/>
    </style:style>
    <style:style style:name="gr10" style:family="graphic" style:parent-style-name="standard">
      <style:graphic-properties draw:marker-end="Dimension_20_Lines" draw:fill="none" draw:fill-color="#dddddd" draw:textarea-horizontal-align="justify" draw:textarea-vertical-align="middle" draw:auto-grow-height="false" fo:min-height="0.512cm" fo:min-width="0.262cm"/>
    </style:style>
    <style:style style:name="gr11" style:family="graphic" style:parent-style-name="standard">
      <style:graphic-properties draw:marker-end="Dimension_20_Lines" draw:fill="none" draw:textarea-horizontal-align="justify" draw:textarea-vertical-align="middle" draw:auto-grow-height="false" fo:min-height="0.512cm" fo:min-width="0.262cm"/>
    </style:style>
    <style:style style:name="gr12" style:family="graphic" style:parent-style-name="standard">
      <style:graphic-properties draw:fill="none" draw:fill-color="#dddddd" draw:textarea-horizontal-align="justify" draw:textarea-vertical-align="middle" draw:auto-grow-height="false" fo:min-height="0.512cm" fo:min-width="0.262cm"/>
    </style:style>
    <style:style style:name="gr13" style:family="graphic" style:parent-style-name="standard">
      <style:graphic-properties draw:fill="solid" draw:fill-color="#b2b2b2" draw:opacity="50%" draw:textarea-horizontal-align="justify" draw:textarea-vertical-align="middle" draw:auto-grow-height="false" fo:min-height="0.512cm" fo:min-width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2.322cm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dddddd"/>
      <style:paragraph-properties fo:text-align="center"/>
      <style:text-properties fo:font-size="14pt" style:font-size-asian="14pt" style:font-size-complex="14pt"/>
    </style:style>
    <style:style style:name="P3" style:family="paragraph">
      <loext:graphic-properties draw:fill="none" draw:fill-color="#b2b2b2" draw:opacity="50%"/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style:font-name="Liberation Sans" fo:font-size="14pt" style:font-size-asian="14pt" style:font-size-complex="14pt"/>
    </style:style>
    <style:style style:name="P8" style:family="paragraph">
      <loext:graphic-properties draw:fill="none" draw:fill-color="#dddddd"/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solid" draw:fill-color="#b2b2b2" draw:opacity="50%"/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Liberation Sans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762cm" svg:height="0.762cm" svg:x="4.658cm" svg:y="5.0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cm" svg:y="5.064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2cm" svg:y="5.064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5.06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5.0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4" draw:text-style-name="P4" draw:layer="layout" svg:width="2.051cm" svg:height="0.806cm" svg:x="5.902cm" svg:y="3.615cm">
          <draw:text-box>
            <text:p><text:span text:style-name="T1">array[ ]</text:span></text:p>
          </draw:text-box>
        </draw:frame>
        <draw:frame draw:style-name="gr5" draw:text-style-name="P4" draw:layer="layout" svg:width="1.852cm" svg:height="0.806cm" svg:x="9.433cm" svg:y="4.175cm">
          <draw:text-box>
            <text:p><text:span text:style-name="T1">front</text:span></text:p>
          </draw:text-box>
        </draw:frame>
        <draw:custom-shape draw:style-name="gr6" draw:text-style-name="P5" draw:layer="layout" svg:width="0.762cm" svg:height="0.762cm" svg:x="9.761cm" svg:y="5.0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0.508cm" svg:height="4.47cm" draw:transform="rotate (1.5707963267949) translate (4.713cm 4.88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8" draw:text-style-name="P7" draw:layer="layout" svg:width="2.026cm" svg:height="0.806cm" svg:x="1.635cm" svg:y="4.991cm">
          <draw:text-box>
            <text:p><text:span text:style-name="T2">at start</text:span></text:p>
          </draw:text-box>
        </draw:frame>
        <draw:frame draw:style-name="gr9" draw:text-style-name="P4" draw:layer="layout" svg:width="3.034cm" svg:height="0.806cm" svg:x="1.635cm" svg:y="6.08cm">
          <draw:text-box>
            <text:p><text:span text:style-name="T1">enqueue(4)</text:span></text:p>
          </draw:text-box>
        </draw:frame>
        <draw:custom-shape draw:style-name="gr10" draw:text-style-name="P8" draw:layer="layout" svg:width="0.762cm" svg:height="0.762cm" svg:x="4.659cm" svg:y="6.0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62cm" svg:height="0.762cm" svg:x="5.421cm" svg:y="6.08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3cm" svg:y="6.0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5cm" svg:y="6.0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6.0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6.0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7.096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62cm" svg:height="0.762cm" svg:x="5.42cm" svg:y="7.096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2cm" svg:y="7.096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7.096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7.096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7.096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8.112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0.762cm" svg:height="0.762cm" svg:x="5.421cm" svg:y="8.11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6.183cm" svg:y="8.11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5cm" svg:y="8.11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8.112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8.11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9.12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cm" svg:y="9.12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6.182cm" svg:y="9.12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6.944cm" svg:y="9.128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9.12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9.12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10.14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1cm" svg:y="10.14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3cm" svg:y="10.14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6.945cm" svg:y="10.144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7cm" svg:y="10.14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10.14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8cm" svg:y="11.16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cm" svg:y="11.164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2cm" svg:y="11.164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4cm" svg:y="11.164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7.706cm" svg:y="11.164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1cm" svg:y="11.164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11" draw:text-style-name="P5" draw:layer="layout" svg:width="0.762cm" svg:height="0.762cm" svg:x="4.659cm" svg:y="12.18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5.421cm" svg:y="12.18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183cm" svg:y="12.18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6.945cm" svg:y="12.18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3" draw:text-style-name="P9" draw:layer="layout" svg:width="0.762cm" svg:height="0.762cm" svg:x="7.707cm" svg:y="12.18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9.762cm" svg:y="12.18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frame draw:style-name="gr9" draw:text-style-name="P4" draw:layer="layout" svg:width="3.034cm" svg:height="0.806cm" svg:x="1.635cm" svg:y="7.096cm">
          <draw:text-box>
            <text:p><text:span text:style-name="T1">enqueue(0)</text:span></text:p>
          </draw:text-box>
        </draw:frame>
        <draw:frame draw:style-name="gr14" draw:text-style-name="P4" draw:layer="layout" svg:width="2.822cm" svg:height="0.806cm" svg:x="1.635cm" svg:y="8.112cm">
          <draw:text-box>
            <text:p><text:span text:style-name="T1">dequeue()</text:span></text:p>
          </draw:text-box>
        </draw:frame>
        <draw:frame draw:style-name="gr14" draw:text-style-name="P4" draw:layer="layout" svg:width="2.822cm" svg:height="0.806cm" svg:x="1.635cm" svg:y="9.128cm">
          <draw:text-box>
            <text:p><text:span text:style-name="T1">dequeue()</text:span></text:p>
          </draw:text-box>
        </draw:frame>
        <draw:frame draw:style-name="gr9" draw:text-style-name="P4" draw:layer="layout" svg:width="3.034cm" svg:height="0.806cm" svg:x="1.635cm" svg:y="10.144cm">
          <draw:text-box>
            <text:p><text:span text:style-name="T1">enqueue(1)</text:span></text:p>
          </draw:text-box>
        </draw:frame>
        <draw:frame draw:style-name="gr9" draw:text-style-name="P4" draw:layer="layout" svg:width="3.034cm" svg:height="0.806cm" svg:x="1.635cm" svg:y="11.16cm">
          <draw:text-box>
            <text:p><text:span text:style-name="T1">enqueue(2)</text:span></text:p>
          </draw:text-box>
        </draw:frame>
        <draw:frame draw:style-name="gr14" draw:text-style-name="P4" draw:layer="layout" svg:width="2.822cm" svg:height="0.806cm" svg:x="1.635cm" svg:y="12.18cm">
          <draw:text-box>
            <text:p><text:span text:style-name="T1">dequeue()</text:span></text:p>
          </draw:text-box>
        </draw:frame>
        <draw:custom-shape draw:style-name="gr3" draw:text-style-name="P3" draw:layer="layout" svg:width="0.762cm" svg:height="0.762cm" svg:x="8.468cm" svg:y="5.0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6.0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7.096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8.112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9.12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10.14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8cm" svg:y="11.164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0.762cm" svg:height="0.762cm" svg:x="8.469cm" svg:y="12.18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1.852cm" svg:height="0.806cm" svg:x="10.733cm" svg:y="4.176cm">
          <draw:text-box>
            <text:p><text:span text:style-name="T1">length</text:span></text:p>
          </draw:text-box>
        </draw:frame>
        <draw:custom-shape draw:style-name="gr6" draw:text-style-name="P5" draw:layer="layout" svg:width="0.762cm" svg:height="0.762cm" svg:x="11.061cm" svg:y="5.065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6.0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7.097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8.113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9.129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10.145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1cm" svg:y="11.165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custom-shape draw:style-name="gr6" draw:text-style-name="P5" draw:layer="layout" svg:width="0.762cm" svg:height="0.762cm" svg:x="11.062cm" svg:y="12.18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Dimension_20_Lines" draw:display-name="Dimension Lines" svg:viewBox="0 0 836 110" svg:d="M0 0h278 278 280v36 36 38h-278-278-280v-36-3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18T01:20:22.390000000</meta:creation-date>
    <dc:date>2020-11-10T01:24:38.142000000</dc:date>
    <meta:editing-duration>PT33M6S</meta:editing-duration>
    <meta:editing-cycles>8</meta:editing-cycles>
    <meta:generator>LibreOffice/6.3.2.2$Windows_X86_64 LibreOffice_project/98b30e735bda24bc04ab42594c85f7fd8be07b9c</meta:generator>
    <meta:document-statistic meta:object-count="76"/>
  </office:meta>
</office:document-meta>
</file>